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6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vinothkumar@vinothkumar:~/AI/Selected20NewsGroup$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raining.p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170,</text:p>
          </table:table-cell>
          <table:table-cell office:value-type="string" calcext:value-type="string">
            <text:p>33821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2170,</text:p>
          </table:table-cell>
          <table:table-cell office:value-type="string" calcext:value-type="string">
            <text:p>33821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80082987552" calcext:value-type="float">
            <text:p>0.7800829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.sport.hockey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.med</text:p>
          </table:table-cell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.religion.christian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lk.religion.misc</text:p>
          </table:table-cell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g/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.sport.hockey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.med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.religion.christian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lk.religion.misc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0.91" calcext:value-type="float">
            <text:p>0.91</text:p>
          </table:table-cell>
          <table:table-cell office:value-type="float" office:value="723" calcext:value-type="float">
            <text:p>72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2" office:value-type="string" calcext:value-type="string">
            <text:p>Unigram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2" office:value-type="string" calcext:value-type="string">
            <text:p>Bigram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Unigram</text:p>
          </table:table-cell>
          <table:table-cell table:number-columns-repeated="3" table:style-name="ce2" office:value-type="float" office:value="0.91" calcext:value-type="float">
            <text:p>0.91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Bigram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2" table:style-name="ce2" office:value-type="float" office:value="0.88" calcext:value-type="float">
            <text:p>0.88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Unigram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87" calcext:value-type="float">
            <text:p>0.87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Bigram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2" office:value-type="string" calcext:value-type="string">
            <text:p>Unigram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2" office:value-type="string" calcext:value-type="string">
            <text:p>Bigram</text:p>
          </table:table-cell>
          <table:table-cell table:number-columns-repeated="2" table:style-name="ce2" office:value-type="float" office:value="0.69" calcext:value-type="float">
            <text:p>0.69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723" calcext:value-type="float">
            <text:p>723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7.1508in" svg:y="1.105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5.1138in" svg:x="7.1543in" svg:y="0.6902in">
            <draw:object draw:notify-on-update-of-ranges="Sheet2.I2:Sheet2.I2 Sheet2.I3:Sheet2.I10 Sheet2.J2:Sheet2.J2 Sheet2.J3:Sheet2.J10 Sheet2.K2:Sheet2.K2 Sheet2.K3:Sheet2.K10 Sheet2.L2:Sheet2.L2 Sheet2.L3:Sheet2.L10 Sheet2.M2:Sheet2.M2 Sheet2.M3:Sheet2.M10 Sheet2.N2:Sheet2.N2 Sheet2.N3:Sheet2.N10 Sheet2.O2:Sheet2.O2 Sheet2.O3:Sheet2.O10 Sheet2.P2:Sheet2.P2 Sheet2.P3:Sheet2.P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N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gram</text:p>
          </table:table-cell>
          <table:table-cell table:number-columns-repeated="7"/>
          <table:table-cell office:value-type="string" calcext:value-type="string">
            <text:p>NB Unigram</text:p>
          </table:table-cell>
          <table:table-cell office:value-type="string" calcext:value-type="string">
            <text:p>NB Bigram</text:p>
          </table:table-cell>
          <table:table-cell office:value-type="string" calcext:value-type="string">
            <text:p>SVM Unigram</text:p>
          </table:table-cell>
          <table:table-cell office:value-type="string" calcext:value-type="string">
            <text:p>SVM Bigram</text:p>
          </table:table-cell>
          <table:table-cell office:value-type="string" calcext:value-type="string">
            <text:p>LR Unigram</text:p>
          </table:table-cell>
          <table:table-cell office:value-type="string" calcext:value-type="string">
            <text:p>LR Bigram</text:p>
          </table:table-cell>
          <table:table-cell office:value-type="string" calcext:value-type="string">
            <text:p>RF Unigram</text:p>
          </table:table-cell>
          <table:table-cell office:value-type="string" calcext:value-type="string">
            <text:p>RF Bigram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igra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8" calcext:value-type="float">
            <text:p>0.78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igra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i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5" calcext:value-type="float">
            <text:p>0.75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i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11"/>avg / total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723" calcext:value-type="float">
            <text:p>723</text:p>
          </table:table-cell>
          <table:table-cell table:number-columns-repeated="11"/>
        </table:table-row>
      </table:table>
      <table:table table:name="Sheet3" table:style-name="ta1">
        <table:table-column table:style-name="co4" table:default-cell-style-name="ce3"/>
        <table:table-column table:style-name="co3" table:number-columns-repeated="3" table:default-cell-style-name="ce3"/>
        <table:table-column table:style-name="co3" table:number-columns-repeated="1020" table:default-cell-style-name="Default"/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countVec + linearSVM + l2</text:p>
          </table:table-cell>
          <table:table-cell table:number-columns-repeated="3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tfid + linearSVM + l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tfid + linearSVM + l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stopwords +linearSVM + l2</text:p>
          </table:table-cell>
          <table:table-cell table:number-columns-repeated="3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tfid + stopwords + linearSVM + l1</text:p>
          </table:table-cell>
          <table:table-cell table:number-columns-repeated="3"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tfid + stopwords + linearSVM + l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stopwords + stemmer + linearSVM +l2</text:p>
          </table:table-cell>
          <table:table-cell table:number-columns-repeated="3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untVec + tfid + stopwords + stemmer + svm.SVC(kernel = "linear")</text:p>
          </table:table-cell>
          <table:table-cell table:number-columns-repeated="3" table:style-name="ce4" office:value-type="float" office:value="0.92" calcext:value-type="float">
            <text:p>0.92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countVec + rbf kernel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stopwords + rbf kernel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Vec + poly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2:17:04.318939382</meta:creation-date>
    <dc:date>2016-12-02T23:24:24.825899214</dc:date>
    <meta:editing-duration>PT9H36M38S</meta:editing-duration>
    <meta:editing-cycles>3</meta:editing-cycles>
    <meta:generator>LibreOffice/4.2.8.2$Linux_X86_64 LibreOffice_project/420m0$Build-2</meta:generator>
    <meta:document-statistic meta:table-count="3" meta:cell-count="5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2.99cm" xlink:href=".." xlink:type="simple" chart:class="chart:line" chart:style-name="ch1">
        <chart:title svg:x="6.646cm" svg:y="0.395cm" chart:style-name="ch2">
          <text:p>F1 value plot</text:p>
        </chart:title>
        <chart:legend chart:legend-position="end" svg:x="12.511cm" svg:y="4.453cm" style:legend-expansion="high" chart:style-name="ch3"/>
        <chart:plot-area chart:style-name="ch4" table:cell-range-address="Sheet2.I2:Sheet2.P10" chart:data-source-has-labels="row" svg:x="1.33cm" svg:y="1.459cm" svg:width="10.862cm" svg:height="10.291cm">
          <chartooo:coordinate-region svg:x="2.057cm" svg:y="1.658cm" svg:width="10.041cm" svg:height="9.445cm"/>
          <chart:axis chart:dimension="x" chart:name="primary-x" chart:style-name="ch5">
            <chart:title svg:x="5.685cm" svg:y="12.009cm" chart:style-name="ch6">
              <text:p>(Dataset/8) * x</text:p>
            </chart:title>
          </chart:axis>
          <chart:axis chart:dimension="y" chart:name="primary-y" chart:style-name="ch5">
            <chart:title svg:x="0.451cm" svg:y="7.283cm" chart:style-name="ch7">
              <text:p>F1 value</text:p>
            </chart:title>
            <chart:grid chart:style-name="ch8" chart:class="major"/>
          </chart:axis>
          <chart:series chart:style-name="ch9" chart:values-cell-range-address="Sheet2.I3:Sheet2.I10" chart:label-cell-address="Sheet2.I2:Sheet2.I2" chart:class="chart:line">
            <chart:data-point chart:repeated="8"/>
          </chart:series>
          <chart:series chart:style-name="ch10" chart:values-cell-range-address="Sheet2.J3:Sheet2.J10" chart:label-cell-address="Sheet2.J2:Sheet2.J2" chart:class="chart:line">
            <chart:data-point chart:repeated="8"/>
          </chart:series>
          <chart:series chart:style-name="ch11" chart:values-cell-range-address="Sheet2.K3:Sheet2.K10" chart:label-cell-address="Sheet2.K2:Sheet2.K2" chart:class="chart:line">
            <chart:data-point chart:repeated="8"/>
          </chart:series>
          <chart:series chart:style-name="ch12" chart:values-cell-range-address="Sheet2.L3:Sheet2.L10" chart:label-cell-address="Sheet2.L2:Sheet2.L2" chart:class="chart:line">
            <chart:data-point chart:repeated="8"/>
          </chart:series>
          <chart:series chart:style-name="ch13" chart:values-cell-range-address="Sheet2.M3:Sheet2.M10" chart:label-cell-address="Sheet2.M2:Sheet2.M2" chart:class="chart:line">
            <chart:data-point chart:repeated="8"/>
          </chart:series>
          <chart:series chart:style-name="ch14" chart:values-cell-range-address="Sheet2.N3:Sheet2.N10" chart:label-cell-address="Sheet2.N2:Sheet2.N2" chart:class="chart:line">
            <chart:data-point chart:repeated="8"/>
          </chart:series>
          <chart:series chart:style-name="ch15" chart:values-cell-range-address="Sheet2.O3:Sheet2.O10" chart:label-cell-address="Sheet2.O2:Sheet2.O2" chart:class="chart:line">
            <chart:data-point chart:repeated="8"/>
          </chart:series>
          <chart:series chart:style-name="ch16" chart:values-cell-range-address="Sheet2.P3:Sheet2.P10" chart:label-cell-address="Sheet2.P2:Sheet2.P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Unigram</text:p>
                <draw:g>
                  <svg:desc>Sheet2.I2:Sheet2.I2</svg:desc>
                </draw:g>
              </table:table-cell>
              <table:table-cell office:value-type="string">
                <text:p>NB Bigram</text:p>
                <draw:g>
                  <svg:desc>Sheet2.J2:Sheet2.J2</svg:desc>
                </draw:g>
              </table:table-cell>
              <table:table-cell office:value-type="string">
                <text:p>SVM Unigram</text:p>
                <draw:g>
                  <svg:desc>Sheet2.K2:Sheet2.K2</svg:desc>
                </draw:g>
              </table:table-cell>
              <table:table-cell office:value-type="string">
                <text:p>SVM Bigram</text:p>
                <draw:g>
                  <svg:desc>Sheet2.L2:Sheet2.L2</svg:desc>
                </draw:g>
              </table:table-cell>
              <table:table-cell office:value-type="string">
                <text:p>LR Unigram</text:p>
                <draw:g>
                  <svg:desc>Sheet2.M2:Sheet2.M2</svg:desc>
                </draw:g>
              </table:table-cell>
              <table:table-cell office:value-type="string">
                <text:p>LR Bigram</text:p>
                <draw:g>
                  <svg:desc>Sheet2.N2:Sheet2.N2</svg:desc>
                </draw:g>
              </table:table-cell>
              <table:table-cell office:value-type="string">
                <text:p>RF Unigram</text:p>
                <draw:g>
                  <svg:desc>Sheet2.O2:Sheet2.O2</svg:desc>
                </draw:g>
              </table:table-cell>
              <table:table-cell office:value-type="string">
                <text:p>RF Bigram</text:p>
                <draw:g>
                  <svg:desc>Sheet2.P2:Sheet2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">
                <text:p>0.56</text:p>
                <draw:g>
                  <svg:desc>Sheet2.I3:Sheet2.I10</svg:desc>
                </draw:g>
              </table:table-cell>
              <table:table-cell office:value-type="float" office:value="0.44">
                <text:p>0.44</text:p>
                <draw:g>
                  <svg:desc>Sheet2.J3:Sheet2.J10</svg:desc>
                </draw:g>
              </table:table-cell>
              <table:table-cell office:value-type="float" office:value="0.8">
                <text:p>0.8</text:p>
                <draw:g>
                  <svg:desc>Sheet2.K3:Sheet2.K10</svg:desc>
                </draw:g>
              </table:table-cell>
              <table:table-cell office:value-type="float" office:value="0.72">
                <text:p>0.72</text:p>
                <draw:g>
                  <svg:desc>Sheet2.L3:Sheet2.L10</svg:desc>
                </draw:g>
              </table:table-cell>
              <table:table-cell office:value-type="float" office:value="0.72">
                <text:p>0.72</text:p>
                <draw:g>
                  <svg:desc>Sheet2.M3:Sheet2.M10</svg:desc>
                </draw:g>
              </table:table-cell>
              <table:table-cell office:value-type="float" office:value="0.37">
                <text:p>0.37</text:p>
                <draw:g>
                  <svg:desc>Sheet2.N3:Sheet2.N10</svg:desc>
                </draw:g>
              </table:table-cell>
              <table:table-cell office:value-type="float" office:value="0.53">
                <text:p>0.53</text:p>
                <draw:g>
                  <svg:desc>Sheet2.O3:Sheet2.O10</svg:desc>
                </draw:g>
              </table:table-cell>
              <table:table-cell office:value-type="float" office:value="0.39">
                <text:p>0.39</text:p>
                <draw:g>
                  <svg:desc>Sheet2.P3:Sheet2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51">
                <text:p>0.51</text:p>
              </table:table-cell>
              <table:table-cell office:value-type="float" office:value="0.63">
                <text:p>0.6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  <table:table-cell office:value-type="float" office:value="0.88">
                <text:p>0.88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62">
                <text:p>0.6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74">
                <text:p>0.74</text:p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9">
                <text:p>0.9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67">
                <text:p>0.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  <table:table-cell office:value-type="float" office:value="0.91">
                <text:p>0.91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">
                <text:p>0.74</text:p>
              </table:table-cell>
              <table:table-cell office:value-type="float" office:value="0.75">
                <text:p>0.75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74">
                <text:p>0.74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